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1" svg:font-family="Arimo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8.056cm"/>
    </style:style>
    <style:style style:name="co4" style:family="table-column">
      <style:table-column-properties fo:break-before="auto" style:column-width="5.041cm"/>
    </style:style>
    <style:style style:name="co5" style:family="table-column">
      <style:table-column-properties fo:break-before="auto" style:column-width="6.279cm"/>
    </style:style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3.487cm"/>
    </style:style>
    <style:style style:name="co8" style:family="table-column">
      <style:table-column-properties fo:break-before="auto" style:column-width="3.775cm"/>
    </style:style>
    <style:style style:name="co9" style:family="table-column">
      <style:table-column-properties fo:break-before="auto" style:column-width="5.233cm"/>
    </style:style>
    <style:style style:name="co10" style:family="table-column">
      <style:table-column-properties fo:break-before="auto" style:column-width="7.294cm"/>
    </style:style>
    <style:style style:name="co11" style:family="table-column">
      <style:table-column-properties fo:break-before="auto" style:column-width="5.771cm"/>
    </style:style>
    <style:style style:name="co12" style:family="table-column">
      <style:table-column-properties fo:break-before="auto" style:column-width="7.802cm"/>
    </style:style>
    <style:style style:name="co13" style:family="table-column">
      <style:table-column-properties fo:break-before="auto" style:column-width="6.787cm"/>
    </style:style>
    <style:style style:name="co14" style:family="table-column">
      <style:table-column-properties fo:break-before="auto" style:column-width="8.564cm"/>
    </style:style>
    <style:style style:name="co15" style:family="table-column">
      <style:table-column-properties fo:break-before="auto" style:column-width="2.028cm"/>
    </style:style>
    <style:style style:name="co16" style:family="table-column">
      <style:table-column-properties fo:break-before="auto" style:column-width="4.376cm"/>
    </style:style>
    <style:style style:name="co17" style:family="table-column">
      <style:table-column-properties fo:break-before="auto" style:column-width="4.789cm"/>
    </style:style>
    <style:style style:name="co18" style:family="table-column">
      <style:table-column-properties fo:break-before="auto" style:column-width="5.517cm"/>
    </style:style>
    <style:style style:name="co19" style:family="table-column">
      <style:table-column-properties fo:break-before="auto" style:column-width="6.057cm"/>
    </style:style>
    <style:style style:name="co20" style:family="table-column">
      <style:table-column-properties fo:break-before="auto" style:column-width="8.244cm"/>
    </style:style>
    <style:style style:name="co21" style:family="table-column">
      <style:table-column-properties fo:break-before="auto" style:column-width="5.295cm"/>
    </style:style>
    <style:style style:name="co22" style:family="table-column">
      <style:table-column-properties fo:break-before="auto" style:column-width="4.186cm"/>
    </style:style>
    <style:style style:name="co23" style:family="table-column">
      <style:table-column-properties fo:break-before="auto" style:column-width="3.52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ACTIVIDAD_5f_BIENESTAR">
      <style:table-properties table:display="true" style:writing-mode="lr-tb"/>
    </style:style>
    <style:style style:name="ta2" style:family="table" style:master-page-name="PageStyle_5f_ACT_5f_BIENESTAR_5f_BENEFICIARIOS">
      <style:table-properties table:display="true" style:writing-mode="lr-tb"/>
    </style:style>
    <style:style style:name="ta3" style:family="table" style:master-page-name="PageStyle_5f_ACT_5f_BIENESTAR_5f_REC_5f_HUMANO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number:number-style style:name="N8001" number:language="es" number:country="CO">
      <number:number number:decimal-places="0" number:min-integer-digits="1"/>
    </number:number-style>
    <style:style style:name="ce1" style:family="table-cell" style:parent-style-name="Default">
      <style:table-cell-properties fo:background-color="#66598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6">
      <style:table-cell-properties fo:background-color="#66598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8000">
      <style:table-cell-properties fo:background-color="#66598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666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6666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001">
      <style:table-cell-properties fo:background-color="#6666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8001"/>
    <style:style style:name="ce15" style:family="table-cell" style:parent-style-name="Default" style:data-style-name="N800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8001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800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Normal_20_2_20_3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8001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800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80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8001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8001">
      <style:table-cell-properties style:diagonal-bl-tr="none" style:diagonal-tl-b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8001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26cm" svg:stroke-color="#000000" draw:stroke-linejoin="round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2.23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6.43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7.68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0.0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9.15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1.28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#REF!)" table:allow-empty-cell="true" table:display-list="unsorted" table:base-cell-address="ACTIVIDAD_BIENESTAR.D1">
          <table:help-message table:display="true"/>
          <table:error-message table:message-type="stop" table:display="true"/>
        </table:content-validation>
      </table:content-validations>
      <table:table table:name="ACTIVIDAD_BIENESTA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column table:style-name="co10" table:default-cell-style-name="ce6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0" table:default-cell-style-name="ce2"/>
        <table:table-row table:style-name="ro1">
          <table:table-cell table:style-name="ce1" office:value-type="string">
            <office:annotation draw:style-name="gr3" draw:text-style-name="P2" svg:width="4.484cm" svg:height="12.438cm" svg:x="2.241cm" svg:y="0.028cm" draw:caption-point-x="-0.482cm" draw:caption-point-y="-0.018cm">
              <dc:creator>OABM</dc:creator>
              <dc:date>2019-08-30T00:00:00</dc:date>
              <text:p text:style-name="P2">Año del reporte de información</text:p>
            </office:annotation>
            <text:p>AÑO</text:p>
            <draw:custom-shape table:end-cell-address="ACTIVIDAD_BIENESTAR.F1" table:end-x="6.371cm" table:end-y="0.466cm" draw:z-index="0" draw:name="_xssf_cell_comment" draw:style-name="gr1" draw:text-style-name="P1" display="printer" svg:width="30.37cm" svg:height="0.466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ACTIVIDAD_BIENESTAR.F1" table:end-x="6.371cm" table:end-y="0.466cm" draw:z-index="1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2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3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4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5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6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7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8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  <draw:custom-shape table:end-cell-address="ACTIVIDAD_BIENESTAR.F1" table:end-x="6.371cm" table:end-y="0.466cm" draw:z-index="9" draw:name="AutoShape 15" draw:style-name="gr2" draw:text-style-name="P1" svg:width="30.37cm" svg:height="0.466cm" svg:x="0.075cm" svg:y="0cm">
              <text:p/>
              <draw:enhanced-geometry draw:mirror-horizontal="false" draw:mirror-vertical="false" svg:viewBox="0 0 10933200 152640" draw:type="non-primitive" draw:enhanced-path="M"/>
            </draw:custom-shape>
          </table:table-cell>
          <table:table-cell table:style-name="ce1" office:value-type="string">
            <office:annotation draw:style-name="gr3" draw:text-style-name="P2" svg:width="11.027cm" svg:height="12.438cm" svg:x="1.844cm" svg:y="0cm" draw:caption-point-x="2.917cm" draw:caption-point-y="0.01cm">
              <dc:creator>OABM</dc:creator>
              <dc:date>2019-08-30T00:00:00</dc:date>
              <text:p text:style-name="P2">SEMESTRE del reporte de información</text:p>
            </office:annotation>
            <text:p>SEMESTRE</text:p>
          </table:table-cell>
          <table:table-cell table:style-name="ce1" office:value-type="string">
            <office:annotation draw:style-name="gr3" draw:text-style-name="P2" svg:width="13.048cm" svg:height="12.438cm" svg:x="4.846cm" svg:y="0cm" draw:caption-point-x="7.94cm" draw:caption-point-y="0.01cm">
              <dc:creator>OABM</dc:creator>
              <dc:date>2019-08-30T00:00:00</dc:date>
              <text:p text:style-name="P2">Obligatario, alfanumérico (30).</text:p>
              <text:p text:style-name="P2">Código de la unidad organizacional.</text:p>
            </office:annotation>
            <text:p>CODIGO_UNIDAD_ORGANIZACIONAL</text:p>
          </table:table-cell>
          <table:table-cell table:style-name="ce1" table:content-validation-name="val1" office:value-type="string">
            <office:annotation draw:style-name="gr4" draw:text-style-name="P2" svg:width="17.345cm" svg:height="16.638cm" svg:x="9.239cm" svg:y="0cm" draw:caption-point-x="8.57cm" draw:caption-point-y="0.01cm">
              <dc:creator>OABM</dc:creator>
              <dc:date>2019-08-30T00:00:00</dc:date>
              <text:p text:style-name="P2">Obligatario, alfanumérico (15).</text:p>
              <text:p text:style-name="P2">Código de la actividad de bienestar.</text:p>
              <text:p text:style-name="P2">CÓDIGOS POR ZONA</text:p>
              <text:p text:style-name="P2">ZCBC-1 </text:p>
              <text:p text:style-name="P2">ZCBOY-2</text:p>
              <text:p text:style-name="P2">ZCORI-3</text:p>
              <text:p text:style-name="P2">ZSUR-4</text:p>
              <text:p text:style-name="P2">ZOCC-5</text:p>
              <text:p text:style-name="P2">ZAO-6</text:p>
              <text:p text:style-name="P2">ZCSUR-7</text:p>
              <text:p text:style-name="P2">ZCAR-8</text:p>
              <text:p text:style-name="P2"/>
            </office:annotation>
            <text:p>CODIGO_ACTIVIDAD</text:p>
          </table:table-cell>
          <table:table-cell table:style-name="ce1" office:value-type="string">
            <office:annotation draw:style-name="gr3" draw:text-style-name="P2" svg:width="16.031cm" svg:height="12.438cm" svg:x="17.894cm" svg:y="0cm" draw:caption-point-x="6.17cm" draw:caption-point-y="0.01cm">
              <dc:creator>OABM</dc:creator>
              <dc:date>2019-08-30T00:00:00</dc:date>
              <text:p text:style-name="P2">Obligatario, alfanumérico (250).</text:p>
              <text:p text:style-name="P2">Descripción de la actividad de bienestar.</text:p>
            </office:annotation>
            <text:p>DESCRIPCION_ACTIVIDAD</text:p>
          </table:table-cell>
          <table:table-cell table:style-name="ce1" office:value-type="string">
            <office:annotation draw:style-name="gr3" draw:text-style-name="P2" svg:width="3.123cm" svg:height="14.213cm" svg:x="26.531cm" svg:y="0cm" draw:caption-point-x="4.61cm" draw:caption-point-y="0.01cm">
              <dc:creator>OABM</dc:creator>
              <dc:date>2019-08-30T00:00:00</dc:date>
              <text:p text:style-name="P2">Obligatario, numérico (2).</text:p>
              <text:p text:style-name="P2"/>
              <text:p text:style-name="P2">Tipo de actividad de bienestar.</text:p>
              <text:p text:style-name="P2">Los valores válidos son:</text:p>
              <text:p text:style-name="P2"/>
              <text:p text:style-name="P2">1 Salud</text:p>
              <text:p text:style-name="P2">2 Cultura</text:p>
              <text:p text:style-name="P2">3 Desarrollo Humano</text:p>
              <text:p text:style-name="P2">4 Promoción Socio-económica</text:p>
              <text:p text:style-name="P2">5 Recreación y Deporte</text:p>
              <text:p text:style-name="P2">6 Apoyo Económico</text:p>
              <text:p text:style-name="P2">7 Apoyo Académico</text:p>
              <text:p text:style-name="P2">8 Otro</text:p>
              <text:p text:style-name="P2">Nota: Sólo se coloca el número sin lo que denota cada uno.</text:p>
              <text:p text:style-name="P2">Alíneado a la izquierda y sin espacios</text:p>
            </office:annotation>
            <text:p>ID_TIPO_ACTIVIDAD_BIENESTAR</text:p>
          </table:table-cell>
          <table:table-cell table:style-name="ce3" office:value-type="string">
            <office:annotation draw:style-name="gr3" draw:text-style-name="P2" svg:width="0cm" svg:height="12.438cm" svg:x="32.126cm" svg:y="0cm" draw:caption-point-x="2.489cm" draw:caption-point-y="0.01cm">
              <dc:creator>OABM</dc:creator>
              <dc:date>2019-08-30T00:00:00</dc:date>
              <text:p text:style-name="P2">Obligatario, tipo fecha (dd/mm/aaaa o dd-mm-aaaa)</text:p>
              <text:p text:style-name="P2">Fecha de Inicio de la actividad de bienestar.</text:p>
              <text:p text:style-name="P2">Tener en cuenta que es DÍA, MES, AÑO y dentro de la vigencia del reporte solictado</text:p>
            </office:annotation>
            <text:p>FECHA_INICIO</text:p>
          </table:table-cell>
          <table:table-cell table:style-name="ce3" office:value-type="string">
            <office:annotation draw:style-name="gr3" draw:text-style-name="P2" svg:width="1.799cm" svg:height="12.438cm" svg:x="32.258cm" svg:y="0cm" draw:caption-point-x="6.118cm" draw:caption-point-y="0.01cm">
              <dc:creator>OABM</dc:creator>
              <dc:date>2019-08-30T00:00:00</dc:date>
              <text:p text:style-name="P2">Opcional, tipo fecha (dd/mm/aaaa o dd-mm-aaaa).</text:p>
              <text:p text:style-name="P2">Fecha final de la actividad de bienestar.</text:p>
            </office:annotation>
            <text:p>FECHA_FINAL</text:p>
          </table:table-cell>
          <table:table-cell table:style-name="ce1" office:value-type="string">
            <office:annotation draw:style-name="gr5" draw:text-style-name="P2" svg:width="0.556cm" svg:height="100.2cm" svg:x="32.126cm" svg:y="0cm" draw:caption-point-x="11.464cm" draw:caption-point-y="0.01cm">
              <dc:creator>OABM</dc:creator>
              <dc:date>2019-08-30T00:00:00</dc:date>
              <text:p text:style-name="P2">Opcional, numérico (2).</text:p>
              <text:p text:style-name="P2">Fuente de financiación nacional.</text:p>
              <text:p text:style-name="P2">Los valores válidos son:</text:p>
              <text:p text:style-name="P2">1 <text:s/>Recursos IES</text:p>
              <text:p text:style-name="P2">2 <text:s/>Recursos públicos nacionales</text:p>
              <text:p text:style-name="P2">3 <text:s/>Recursos públicos departamentales</text:p>
              <text:p text:style-name="P2">4 <text:s/>Recursos públicos municipales o distritales</text:p>
              <text:p text:style-name="P2">5 <text:s/>Recursos Privados</text:p>
              <text:p text:style-name="P2">6 <text:s/>Recursos de Organizaciones sin ánimo de lucro</text:p>
              <text:p text:style-name="P2">7 <text:s/>Otras Entidades</text:p>
              <text:p text:style-name="P2">8 <text:s/>Recursos propios personales</text:p>
              <text:p text:style-name="P2"/>
              <text:p text:style-name="P2">Sólo se coloca el núemro si hay lugar a alguno, sin lo que denota. Si no se evidencia ninguna de las opciones anteriores, se deja en blanco y sin espacios a la izquierda.</text:p>
            </office:annotation>
            <text:p>ID_FUENTE_NACIONAL</text:p>
          </table:table-cell>
          <table:table-cell table:style-name="ce5" office:value-type="string">
            <office:annotation draw:style-name="gr3" draw:text-style-name="P2" svg:width="39.869cm" svg:height="12.438cm" svg:x="46.903cm" svg:y="0cm" draw:caption-point-x="3.953cm" draw:caption-point-y="0.01cm">
              <dc:creator>OABM</dc:creator>
              <dc:date>2019-08-30T00:00:00</dc:date>
              <text:p text:style-name="P2">Obligatorio para fuente nacional, numérico (10).</text:p>
              <text:p text:style-name="P2">Valor financiación nacional en pesos.</text:p>
            </office:annotation>
            <text:p>VLR_FINANCIACION_NACIONAL</text:p>
          </table:table-cell>
          <table:table-cell table:style-name="ce1" office:value-type="string">
            <office:annotation draw:style-name="gr3" draw:text-style-name="P2" svg:width="4.302cm" svg:height="12.438cm" svg:x="48.412cm" svg:y="0cm" draw:caption-point-x="8.194cm" draw:caption-point-y="0.01cm">
              <dc:creator>OABM</dc:creator>
              <dc:date>2019-08-30T00:00:00</dc:date>
              <text:p text:style-name="P2">Obligatorio para fuente internacional, numérico (3).</text:p>
              <text:p text:style-name="P2">Pais financiador internacional.</text:p>
              <text:p text:style-name="P2">Consultar lista de paises.</text:p>
            </office:annotation>
            <text:p>ID_PAIS_FINANCIADOR</text:p>
          </table:table-cell>
          <table:table-cell table:style-name="ce1" office:value-type="string">
            <office:annotation draw:style-name="gr3" draw:text-style-name="P2" svg:width="41.608cm" svg:height="12.438cm" svg:x="59.655cm" svg:y="0cm" draw:caption-point-x="4.724cm" draw:caption-point-y="0.01cm">
              <dc:creator>OABM</dc:creator>
              <dc:date>2019-08-30T00:00:00</dc:date>
              <text:p text:style-name="P2">Obligatorio para fuente internacional, alfabético (200).</text:p>
              <text:p text:style-name="P2">Nombre de la entidad de la fuente de financiación internacional.</text:p>
            </office:annotation>
            <text:p>NOMBRE_ENTIDAD_FTE_INTERNAC</text:p>
          </table:table-cell>
          <table:table-cell table:style-name="ce1" office:value-type="string">
            <office:annotation draw:style-name="gr3" draw:text-style-name="P2" svg:width="12.496cm" svg:height="12.438cm" svg:x="82.81cm" svg:y="0cm" draw:caption-point-x="-11.669cm" draw:caption-point-y="0.01cm">
              <dc:creator>OABM</dc:creator>
              <dc:date>2019-08-30T00:00:00</dc:date>
              <text:p text:style-name="P2">Obligatorio para fuente internacional, numérico (2).</text:p>
              <text:p text:style-name="P2">Fuente de financiación internacional.</text:p>
              <text:p text:style-name="P2">Los valores válidos son:</text:p>
              <text:p text:style-name="P2">1 <text:s/>Sector Empresarial</text:p>
              <text:p text:style-name="P2">2 <text:s/>Sector Administración Pública</text:p>
              <text:p text:style-name="P2">3 <text:s/>Centros de Investigación y Desarrollo Tecnológico</text:p>
              <text:p text:style-name="P2">4 <text:s/>Hospitales y Clínicas</text:p>
              <text:p text:style-name="P2">5 <text:s/>Instituciones privadas sin ánimo de lucro</text:p>
              <text:p text:style-name="P2">6 <text:s/>Instituciones de Educación Superior</text:p>
              <text:p text:style-name="P2">7 <text:s/>Organismo Multilateral</text:p>
              <text:p text:style-name="P2">8 <text:s/>Otra</text:p>
            </office:annotation>
            <text:p>ID_FUENTE_INTERNACIONAL</text:p>
          </table:table-cell>
          <table:table-cell table:style-name="ce1" office:value-type="string">
            <office:annotation draw:style-name="gr3" draw:text-style-name="P2" svg:width="4.042cm" svg:height="12.438cm" svg:x="82.81cm" svg:y="0cm" draw:caption-point-x="-3.138cm" draw:caption-point-y="0.01cm">
              <dc:creator>OABM</dc:creator>
              <dc:date>2019-08-30T00:00:00</dc:date>
              <text:p text:style-name="P2">Obligatario si tiene fuente internacional, numérico (10).</text:p>
              <text:p text:style-name="P2"/>
              <text:p text:style-name="P2">Valor financiación internacional en pesos.</text:p>
            </office:annotation>
            <text:p>VLR_FINANCIACION_INTERNACIONAL</text:p>
          </table:table-cell>
          <table:table-cell table:style-name="ce7" table:number-columns-repeated="101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CTIVIDAD_BIENESTAR.$A$1" table:cell-range-address="$ACTIVIDAD_BIENESTAR.$A$1:.$N$1"/>
        </table:named-expressions>
      </table:table>
      <table:table table:name="ACT_BIENESTAR_BENEFICIARIOS" table:style-name="ta2" table:print="false">
        <table:table-column table:style-name="co1" table:default-cell-style-name="ce9"/>
        <table:table-column table:style-name="co2" table:default-cell-style-name="ce9"/>
        <table:table-column table:style-name="co16" table:default-cell-style-name="ce9"/>
        <table:table-column table:style-name="co4" table:default-cell-style-name="ce9"/>
        <table:table-column table:style-name="co17" table:default-cell-style-name="ce9"/>
        <table:table-column table:style-name="co18" table:default-cell-style-name="ce9"/>
        <table:table-column table:style-name="co15" table:number-columns-repeated="1018" table:default-cell-style-name="Default"/>
        <table:table-row table:style-name="ro1">
          <table:table-cell table:style-name="ce8" office:value-type="string">
            <office:annotation draw:style-name="gr6" draw:text-style-name="P2" svg:width="4.771cm" svg:height="10.284cm" svg:x="0.075cm" svg:y="0cm" draw:caption-point-x="1.684cm" draw:caption-point-y="0.01cm">
              <dc:creator>OABM</dc:creator>
              <dc:date>2019-08-30T00:00:00</dc:date>
              <text:p text:style-name="P2">Año del reporte de información</text:p>
            </office:annotation>
            <text:p>AÑO</text:p>
            <draw:custom-shape table:end-cell-address="ACT_BIENESTAR_BENEFICIARIOS.G1" table:end-x="0.074cm" table:end-y="0.466cm" draw:z-index="0" draw:name="_xssf_cell_comment" draw:style-name="gr1" draw:text-style-name="P1" display="printer" svg:width="24.42cm" svg:height="0.466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ACT_BIENESTAR_BENEFICIARIOS.G1" table:end-x="0.074cm" table:end-y="0.466cm" draw:z-index="1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2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3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4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5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6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7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8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  <draw:custom-shape table:end-cell-address="ACT_BIENESTAR_BENEFICIARIOS.G1" table:end-x="0.074cm" table:end-y="0.466cm" draw:z-index="9" draw:name="AutoShape 7" draw:style-name="gr2" draw:text-style-name="P1" svg:width="24.42cm" svg:height="0.466cm" svg:x="0.075cm" svg:y="0cm">
              <text:p/>
              <draw:enhanced-geometry draw:mirror-horizontal="false" draw:mirror-vertical="false" svg:viewBox="0 0 8791200 152640" draw:type="non-primitive" draw:enhanced-path="M"/>
            </draw:custom-shape>
          </table:table-cell>
          <table:table-cell table:style-name="ce8" office:value-type="string">
            <office:annotation draw:style-name="gr6" draw:text-style-name="P2" svg:width="10.431cm" svg:height="10.284cm" svg:x="1.844cm" svg:y="0cm" draw:caption-point-x="2.917cm" draw:caption-point-y="0.01cm">
              <dc:creator>OABM</dc:creator>
              <dc:date>2019-08-30T00:00:00</dc:date>
              <text:p text:style-name="P2">SEMESTRE del reporte de información</text:p>
            </office:annotation>
            <text:p>SEMESTRE</text:p>
          </table:table-cell>
          <table:table-cell table:style-name="ce8" office:value-type="string">
            <office:annotation draw:style-name="gr6" draw:text-style-name="P2" svg:width="12.452cm" svg:height="10.284cm" svg:x="4.846cm" svg:y="0cm" draw:caption-point-x="4.274cm" draw:caption-point-y="0.01cm">
              <dc:creator>OABM</dc:creator>
              <dc:date>2019-08-30T00:00:00</dc:date>
              <text:p text:style-name="P2">Obligatario, alfanumérico (30).</text:p>
              <text:p text:style-name="P2">Código de la unidad organizacional.</text:p>
            </office:annotation>
            <text:p>CODIGO_UNIDAD_ORGANIZACIONAL</text:p>
          </table:table-cell>
          <table:table-cell table:style-name="ce8" office:value-type="string">
            <office:annotation draw:style-name="gr6" draw:text-style-name="P2" svg:width="10.826cm" svg:height="10.284cm" svg:x="12.275cm" svg:y="0cm" draw:caption-point-x="1.868cm" draw:caption-point-y="0.01cm">
              <dc:creator>OABM</dc:creator>
              <dc:date>2019-08-30T00:00:00</dc:date>
              <text:p text:style-name="P2">Obligatario, alfanumérico (15).</text:p>
              <text:p text:style-name="P2">Código de la actividad de bienestar.</text:p>
            </office:annotation>
            <text:p>CODIGO_ACTIVIDAD</text:p>
          </table:table-cell>
          <table:table-cell table:style-name="ce8" office:value-type="string">
            <office:annotation draw:style-name="gr6" draw:text-style-name="P2" svg:width="12.801cm" svg:height="10.284cm" svg:x="17.298cm" svg:y="0cm" draw:caption-point-x="1.616cm" draw:caption-point-y="0.01cm">
              <dc:creator>OABM</dc:creator>
              <dc:date>2019-08-30T00:00:00</dc:date>
              <text:p text:style-name="P2">Obligatario, numérico (2).</text:p>
              <text:p text:style-name="P2">Tipo beneficiario.</text:p>
              <text:p text:style-name="P2"/>
              <text:p text:style-name="P2">Los valores válidos son:</text:p>
              <text:p text:style-name="P2"/>
              <text:p text:style-name="P2">1 Estudiante de la IES</text:p>
              <text:p text:style-name="P2">2 Graduado de la IES</text:p>
              <text:p text:style-name="P2">3 Profesor de la IES</text:p>
              <text:p text:style-name="P2">4 Administrativo de la IES</text:p>
            </office:annotation>
            <text:p>ID_TIPO_BENEFICIARIO</text:p>
          </table:table-cell>
          <table:table-cell table:style-name="ce8" office:value-type="string">
            <office:annotation draw:style-name="gr6" draw:text-style-name="P2" svg:width="9.019cm" svg:height="10.284cm" svg:x="23.101cm" svg:y="0cm" draw:caption-point-x="1.31cm" draw:caption-point-y="0.01cm">
              <dc:creator>OABM</dc:creator>
              <dc:date>2019-08-30T00:00:00</dc:date>
              <text:p text:style-name="P2">Opcional, numérico (10).</text:p>
              <text:p text:style-name="P2"/>
              <text:p text:style-name="P2">Cantidad beneficiarios.</text:p>
            </office:annotation>
            <text:p>CANTIDAD_BENEFICIARIOS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2"/>
          <table:table-cell table:style-name="Default" table:number-columns-repeated="2"/>
          <table:table-cell table:number-columns-repeated="1018"/>
        </table:table-row>
        <table:table-row table:style-name="ro2" table:number-rows-repeated="13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ACTIVIDAD_BIENESTAR.$A$1" table:cell-range-address="$ACT_BIENESTAR_BENEFICIARIOS.$A$1:.$F$1"/>
        </table:named-expressions>
      </table:table>
      <table:table table:name="ACT_BIENESTAR_REC_HUMANO" table:style-name="ta3" table:print="false"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14"/>
        <table:table-column table:style-name="co23" table:default-cell-style-name="Default"/>
        <table:table-column table:style-name="co15" table:number-columns-repeated="1017" table:default-cell-style-name="Default"/>
        <table:table-row table:style-name="ro1">
          <table:table-cell table:style-name="ce10" office:value-type="string">
            <office:annotation draw:style-name="gr7" draw:text-style-name="P2" svg:width="4.607cm" svg:height="9.355cm" svg:x="0.075cm" svg:y="0cm" draw:caption-point-x="3.675cm" draw:caption-point-y="0.01cm">
              <dc:creator>OABM</dc:creator>
              <dc:date>2019-08-30T00:00:00</dc:date>
              <text:p text:style-name="P2">Año del reporte de información</text:p>
            </office:annotation>
            <text:p>AÑO</text:p>
            <draw:custom-shape table:end-cell-address="ACT_BIENESTAR_REC_HUMANO.H1" table:end-x="0.074cm" table:end-y="0.466cm" draw:z-index="0" draw:name="_xssf_cell_comment" draw:style-name="gr1" draw:text-style-name="P1" display="printer" svg:width="35.983cm" svg:height="0.466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ACT_BIENESTAR_REC_HUMANO.H1" table:end-x="0.074cm" table:end-y="0.466cm" draw:z-index="1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2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3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4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5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6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7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8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  <draw:custom-shape table:end-cell-address="ACT_BIENESTAR_REC_HUMANO.H1" table:end-x="0.074cm" table:end-y="0.466cm" draw:z-index="9" draw:name="AutoShape 8" draw:style-name="gr2" draw:text-style-name="P1" svg:width="35.983cm" svg:height="0.466cm" svg:x="0.075cm" svg:y="0cm">
              <text:p/>
              <draw:enhanced-geometry draw:mirror-horizontal="false" draw:mirror-vertical="false" svg:viewBox="0 0 12953880 152640" draw:type="non-primitive" draw:enhanced-path="M"/>
            </draw:custom-shape>
          </table:table-cell>
          <table:table-cell table:style-name="ce10" office:value-type="string">
            <office:annotation draw:style-name="gr7" draw:text-style-name="P2" svg:width="8.313cm" svg:height="9.355cm" svg:x="1.557cm" svg:y="0cm" draw:caption-point-x="8.228cm" draw:caption-point-y="0.01cm">
              <dc:creator>OABM</dc:creator>
              <dc:date>2019-08-30T00:00:00</dc:date>
              <text:p text:style-name="P2">SEMESTRE del reporte de información</text:p>
            </office:annotation>
            <text:p>SEMESTRE</text:p>
          </table:table-cell>
          <table:table-cell table:style-name="ce10" office:value-type="string">
            <office:annotation draw:style-name="gr7" draw:text-style-name="P2" svg:width="10.534cm" svg:height="9.355cm" svg:x="4.682cm" svg:y="0cm" draw:caption-point-x="13.316cm" draw:caption-point-y="0.01cm">
              <dc:creator>OABM</dc:creator>
              <dc:date>2019-08-30T00:00:00</dc:date>
              <text:p text:style-name="P2">Obligatario, alfanumérico (30).</text:p>
              <text:p text:style-name="P2">Código de la unidad organizacional.</text:p>
            </office:annotation>
            <text:p>CODIGO_UNIDAD_ORGANIZACIONAL</text:p>
          </table:table-cell>
          <table:table-cell table:style-name="ce10" office:value-type="string">
            <office:annotation draw:style-name="gr8" draw:text-style-name="P2" svg:width="15.697cm" svg:height="11.482cm" svg:x="9.87cm" svg:y="0cm" draw:caption-point-x="13.151cm" draw:caption-point-y="0.01cm">
              <dc:creator>OABM</dc:creator>
              <dc:date>2019-08-30T00:00:00</dc:date>
              <text:p text:style-name="P2">Obligatario, alfanumérico (15).</text:p>
              <text:p text:style-name="P2">Código de la actividad de bienestar.</text:p>
            </office:annotation>
            <text:p>CODIGO_ACTIVIDAD</text:p>
          </table:table-cell>
          <table:table-cell table:style-name="ce10" office:value-type="string">
            <office:annotation draw:style-name="gr7" draw:text-style-name="P2" svg:width="9.611cm" svg:height="9.355cm" svg:x="16.591cm" svg:y="0cm" draw:caption-point-x="11.705cm" draw:caption-point-y="0.01cm">
              <dc:creator>OABM</dc:creator>
              <dc:date>2019-08-30T00:00:00</dc:date>
              <text:p text:style-name="P2">Obligatario, alfabético (2).</text:p>
              <text:p text:style-name="P2">Tipo de Documento.</text:p>
              <text:p text:style-name="P2">Los valores válidos son:</text:p>
              <text:p text:style-name="P2">CC <text:s/>Cédula de ciudadanía</text:p>
              <text:p text:style-name="P2">DE <text:s/>Documento de Identidad Extranjera</text:p>
              <text:p text:style-name="P2">CE <text:s/>Cédula de Extranjería</text:p>
              <text:p text:style-name="P2">TI <text:s/>Tarjeta de Identidad</text:p>
              <text:p text:style-name="P2">PS <text:s/>Pasaporte</text:p>
              <text:p text:style-name="P2">CA <text:s/>Certificado cabildo</text:p>
            </office:annotation>
            <text:p>ID_TIPO_DOCUMENTO</text:p>
          </table:table-cell>
          <table:table-cell table:style-name="ce13" office:value-type="string">
            <office:annotation draw:style-name="gr7" draw:text-style-name="P2" svg:width="6.254cm" svg:height="9.355cm" svg:x="23.159cm" svg:y="0cm" draw:caption-point-x="9.307cm" draw:caption-point-y="0.01cm">
              <dc:creator>OABM</dc:creator>
              <dc:date>2019-08-30T00:00:00</dc:date>
              <text:p text:style-name="P2">Obligatario, alfanumérico (30).</text:p>
              <text:p text:style-name="P2"/>
              <text:p text:style-name="P2">Número del documento del recurso humano.</text:p>
            </office:annotation>
            <text:p>NUM_DOCUMENTO</text:p>
          </table:table-cell>
          <table:table-cell table:style-name="ce10" office:value-type="string">
            <office:annotation draw:style-name="gr7" draw:text-style-name="P2" svg:width="6.164cm" svg:height="9.355cm" svg:x="26.731cm" svg:y="0cm" draw:caption-point-x="9.243cm" draw:caption-point-y="0.01cm">
              <dc:creator>OABM</dc:creator>
              <dc:date>2019-08-30T00:00:00</dc:date>
              <text:p text:style-name="P2">Obligatario, numérico (10).</text:p>
              <text:p text:style-name="P2"/>
              <text:p text:style-name="P2">Tiempo dedicado <text:s/>a la planificación de la actividad expresado en horas.</text:p>
            </office:annotation>
            <text:p>DEDICACION</text:p>
          </table:table-cell>
          <table:table-cell table:number-columns-repeated="1017"/>
        </table:table-row>
        <table:table-row table:style-name="ro1" table:number-rows-repeated="454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 table:number-rows-repeated="82">
          <table:table-cell table:style-name="ce9" table:number-columns-repeated="5"/>
          <table:table-cell table:style-name="ce15"/>
          <table:table-cell table:style-name="ce9"/>
          <table:table-cell table:number-columns-repeated="1017"/>
        </table:table-row>
        <table:table-row table:style-name="ro2" table:number-rows-repeated="84">
          <table:table-cell table:style-name="ce9" table:number-columns-repeated="5"/>
          <table:table-cell table:style-name="ce15"/>
          <table:table-cell table:style-name="ce11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16"/>
          <table:table-cell table:style-name="ce11"/>
          <table:table-cell table:number-columns-repeated="1017"/>
        </table:table-row>
        <table:table-row table:style-name="ro2" table:number-rows-repeated="51">
          <table:table-cell table:style-name="ce9" table:number-columns-repeated="5"/>
          <table:table-cell table:style-name="ce15"/>
          <table:table-cell table:style-name="ce11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16"/>
          <table:table-cell table:style-name="ce11"/>
          <table:table-cell table:number-columns-repeated="1017"/>
        </table:table-row>
        <table:table-row table:style-name="ro2" table:number-rows-repeated="12">
          <table:table-cell table:style-name="ce9" table:number-columns-repeated="5"/>
          <table:table-cell table:style-name="ce15"/>
          <table:table-cell table:style-name="ce11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16"/>
          <table:table-cell table:style-name="ce11"/>
          <table:table-cell table:number-columns-repeated="1017"/>
        </table:table-row>
        <table:table-row table:style-name="ro2" table:number-rows-repeated="2">
          <table:table-cell table:style-name="ce9" table:number-columns-repeated="5"/>
          <table:table-cell table:style-name="ce15"/>
          <table:table-cell table:style-name="ce11"/>
          <table:table-cell table:number-columns-repeated="1017"/>
        </table:table-row>
        <table:table-row table:style-name="ro2" table:number-rows-repeated="2">
          <table:table-cell table:style-name="ce9" table:number-columns-repeated="5"/>
          <table:table-cell table:style-name="ce16"/>
          <table:table-cell table:style-name="ce11"/>
          <table:table-cell table:number-columns-repeated="1017"/>
        </table:table-row>
        <table:table-row table:style-name="ro2" table:number-rows-repeated="68">
          <table:table-cell table:style-name="ce9" table:number-columns-repeated="5"/>
          <table:table-cell table:style-name="ce15"/>
          <table:table-cell table:style-name="ce11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16"/>
          <table:table-cell table:style-name="ce11"/>
          <table:table-cell table:number-columns-repeated="1017"/>
        </table:table-row>
        <table:table-row table:style-name="ro2" table:number-rows-repeated="74">
          <table:table-cell table:style-name="ce9" table:number-columns-repeated="5"/>
          <table:table-cell table:style-name="ce15"/>
          <table:table-cell table:style-name="ce11"/>
          <table:table-cell table:number-columns-repeated="1017"/>
        </table:table-row>
        <table:table-row table:style-name="ro2" table:number-rows-repeated="24">
          <table:table-cell table:style-name="ce9" table:number-columns-repeated="5"/>
          <table:table-cell table:style-name="ce15"/>
          <table:table-cell table:style-name="ce9"/>
          <table:table-cell table:number-columns-repeated="1017"/>
        </table:table-row>
        <table:table-row table:style-name="ro2" table:number-rows-repeated="2">
          <table:table-cell table:style-name="ce9" table:number-columns-repeated="3"/>
          <table:table-cell table:style-name="ce11"/>
          <table:table-cell table:style-name="ce9"/>
          <table:table-cell table:style-name="ce15"/>
          <table:table-cell table:style-name="ce9"/>
          <table:table-cell table:number-columns-repeated="1017"/>
        </table:table-row>
        <table:table-row table:style-name="ro2" table:number-rows-repeated="7">
          <table:table-cell table:style-name="ce9" table:number-columns-repeated="5"/>
          <table:table-cell table:style-name="ce15"/>
          <table:table-cell table:style-name="ce9"/>
          <table:table-cell table:number-columns-repeated="1017"/>
        </table:table-row>
        <table:table-row table:style-name="ro2" table:number-rows-repeated="39">
          <table:table-cell table:style-name="ce9" table:number-columns-repeated="5"/>
          <table:table-cell table:style-name="ce17"/>
          <table:table-cell table:style-name="ce9"/>
          <table:table-cell table:number-columns-repeated="1017"/>
        </table:table-row>
        <table:table-row table:style-name="ro2" table:number-rows-repeated="11">
          <table:table-cell table:style-name="ce9" table:number-columns-repeated="5"/>
          <table:table-cell table:style-name="ce16"/>
          <table:table-cell table:style-name="ce9"/>
          <table:table-cell table:number-columns-repeated="1017"/>
        </table:table-row>
        <table:table-row table:style-name="ro2" table:number-rows-repeated="6">
          <table:table-cell table:style-name="ce9" table:number-columns-repeated="5"/>
          <table:table-cell table:style-name="ce18"/>
          <table:table-cell table:style-name="ce9"/>
          <table:table-cell table:number-columns-repeated="1017"/>
        </table:table-row>
        <table:table-row table:style-name="ro2" table:number-rows-repeated="101">
          <table:table-cell table:style-name="ce9" table:number-columns-repeated="5"/>
          <table:table-cell table:style-name="ce15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19"/>
          <table:table-cell table:style-name="ce9"/>
          <table:table-cell table:number-columns-repeated="1017"/>
        </table:table-row>
        <table:table-row table:style-name="ro2" table:number-rows-repeated="22">
          <table:table-cell table:style-name="ce9" table:number-columns-repeated="5"/>
          <table:table-cell table:style-name="ce15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0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1"/>
          <table:table-cell table:style-name="ce9"/>
          <table:table-cell table:number-columns-repeated="1017"/>
        </table:table-row>
        <table:table-row table:style-name="ro2" table:number-rows-repeated="17">
          <table:table-cell table:style-name="ce9" table:number-columns-repeated="5"/>
          <table:table-cell table:style-name="ce20"/>
          <table:table-cell table:style-name="ce9"/>
          <table:table-cell table:number-columns-repeated="1017"/>
        </table:table-row>
        <table:table-row table:style-name="ro2" table:number-rows-repeated="16">
          <table:table-cell table:style-name="ce9" table:number-columns-repeated="5"/>
          <table:table-cell table:style-name="ce22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0"/>
          <table:table-cell table:style-name="ce9"/>
          <table:table-cell table:number-columns-repeated="1017"/>
        </table:table-row>
        <table:table-row table:style-name="ro2" table:number-rows-repeated="3">
          <table:table-cell table:style-name="ce9" table:number-columns-repeated="5"/>
          <table:table-cell table:style-name="ce22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0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2"/>
          <table:table-cell table:style-name="ce9"/>
          <table:table-cell table:number-columns-repeated="1017"/>
        </table:table-row>
        <table:table-row table:style-name="ro2" table:number-rows-repeated="33">
          <table:table-cell table:style-name="ce9" table:number-columns-repeated="5"/>
          <table:table-cell table:style-name="ce20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3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4"/>
          <table:table-cell table:style-name="ce9"/>
          <table:table-cell table:number-columns-repeated="1017"/>
        </table:table-row>
        <table:table-row table:style-name="ro2" table:number-rows-repeated="5">
          <table:table-cell table:style-name="ce9" table:number-columns-repeated="5"/>
          <table:table-cell table:style-name="ce23"/>
          <table:table-cell table:style-name="ce9"/>
          <table:table-cell table:number-columns-repeated="1017"/>
        </table:table-row>
        <table:table-row table:style-name="ro2" table:number-rows-repeated="3">
          <table:table-cell table:style-name="ce9" table:number-columns-repeated="5"/>
          <table:table-cell table:style-name="ce25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16"/>
          <table:table-cell table:style-name="ce9"/>
          <table:table-cell table:number-columns-repeated="1017"/>
        </table:table-row>
        <table:table-row table:style-name="ro2" table:number-rows-repeated="5">
          <table:table-cell table:style-name="ce9" table:number-columns-repeated="5"/>
          <table:table-cell table:style-name="ce25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4"/>
          <table:table-cell table:style-name="ce9"/>
          <table:table-cell table:number-columns-repeated="1017"/>
        </table:table-row>
        <table:table-row table:style-name="ro2" table:number-rows-repeated="10">
          <table:table-cell table:style-name="ce9" table:number-columns-repeated="5"/>
          <table:table-cell table:style-name="ce25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3"/>
          <table:table-cell table:style-name="ce9"/>
          <table:table-cell table:number-columns-repeated="1017"/>
        </table:table-row>
        <table:table-row table:style-name="ro2" table:number-rows-repeated="8">
          <table:table-cell table:style-name="ce9" table:number-columns-repeated="5"/>
          <table:table-cell table:style-name="ce25"/>
          <table:table-cell table:style-name="ce9"/>
          <table:table-cell table:number-columns-repeated="1017"/>
        </table:table-row>
        <table:table-row table:style-name="ro2">
          <table:table-cell table:style-name="ce9" table:number-columns-repeated="5"/>
          <table:table-cell table:style-name="ce24"/>
          <table:table-cell table:style-name="ce9"/>
          <table:table-cell table:number-columns-repeated="1017"/>
        </table:table-row>
        <table:table-row table:style-name="ro2" table:number-rows-repeated="4">
          <table:table-cell table:style-name="ce9" table:number-columns-repeated="5"/>
          <table:table-cell table:style-name="ce23"/>
          <table:table-cell table:style-name="ce9"/>
          <table:table-cell table:number-columns-repeated="1017"/>
        </table:table-row>
        <table:table-row table:style-name="ro2" table:number-rows-repeated="242">
          <table:table-cell table:style-name="ce9" table:number-columns-repeated="3"/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9" table:number-columns-repeated="3"/>
          <table:table-cell table:style-name="ce12"/>
          <table:table-cell/>
          <table:table-cell table:style-name="ce12" table:number-columns-repeated="2"/>
          <table:table-cell table:number-columns-repeated="1017"/>
        </table:table-row>
        <table:table-row table:style-name="ro2" table:number-rows-repeated="60">
          <table:table-cell table:style-name="ce9" table:number-columns-repeated="3"/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9" table:number-columns-repeated="3"/>
          <table:table-cell table:style-name="ce12"/>
          <table:table-cell/>
          <table:table-cell table:style-name="ce12" table:number-columns-repeated="2"/>
          <table:table-cell table:number-columns-repeated="1017"/>
        </table:table-row>
        <table:table-row table:style-name="ro2" table:number-rows-repeated="6">
          <table:table-cell table:style-name="ce9" table:number-columns-repeated="3"/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9" table:number-columns-repeated="3"/>
          <table:table-cell table:style-name="ce12"/>
          <table:table-cell/>
          <table:table-cell table:style-name="ce12" table:number-columns-repeated="2"/>
          <table:table-cell table:number-columns-repeated="1017"/>
        </table:table-row>
        <table:table-row table:style-name="ro2" table:number-rows-repeated="3003">
          <table:table-cell table:style-name="ce9" table:number-columns-repeated="3"/>
          <table:table-cell table:style-name="ce12" table:number-columns-repeated="4"/>
          <table:table-cell table:number-columns-repeated="1017"/>
        </table:table-row>
        <table:table-row table:style-name="ro2" table:number-rows-repeated="104409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ACTIVIDAD_BIENESTAR.$A$1" table:cell-range-address="$ACT_BIENESTAR_REC_HUMANO.$A$1:.$G$4476"/>
        </table:named-expressions>
      </table:table>
      <table:table table:name="INFO" table:style-name="ta4" table:protected="true" table:print="false">
        <office:forms form:automatic-focus="false" form:apply-design-mode="false"/>
        <table:table-column table:style-name="co12" table:default-cell-style-name="Default"/>
        <table:table-column table:style-name="co15" table:number-columns-repeated="1023" table:default-cell-style-name="Default"/>
        <table:table-row table:style-name="ro3">
          <table:table-cell office:value-type="string">
            <text:p>Información de Control. No editar, mover o eliminar esta hoja.</text:p>
          </table:table-cell>
          <table:table-cell table:number-columns-repeated="1023"/>
        </table:table-row>
        <table:table-row table:style-name="ro3">
          <table:table-cell office:value-type="string">
            <text:p>Nombre de la Plantilla</text:p>
          </table:table-cell>
          <table:table-cell office:value-type="string">
            <text:p>Actividad de Bienestar</text:p>
          </table:table-cell>
          <table:table-cell table:number-columns-repeated="1022"/>
        </table:table-row>
        <table:table-row table:style-name="ro3">
          <table:table-cell office:value-type="string">
            <text:p>Descripción de la Plantilla</text:p>
          </table:table-cell>
          <table:table-cell office:value-type="string">
            <text:p>Actividad de Bienestar</text:p>
          </table:table-cell>
          <table:table-cell table:number-columns-repeated="1022"/>
        </table:table-row>
        <table:table-row table:style-name="ro3">
          <table:table-cell office:value-type="string">
            <text:p>Código de la Plantilla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named-expressions/>
      </table:table>
      <table:named-expressions/>
      <table:database-ranges>
        <table:database-range table:name="_xlnm._FilterDatabase" table:target-range-address="ACTIVIDAD_BIENESTAR.A1:ACTIVIDAD_BIENESTAR.N1"/>
        <table:database-range table:name="_xlnm._FilterDatabase_1" table:target-range-address="ACT_BIENESTAR_BENEFICIARIOS.A1:ACT_BIENESTAR_BENEFICIARIOS.F1"/>
        <table:database-range table:name="_xlnm._FilterDatabase_2" table:target-range-address="ACT_BIENESTAR_REC_HUMANO.A1:ACT_BIENESTAR_REC_HUMANO.G44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1" svg:font-family="Arimo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O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date-style style:name="N10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6">
      <number:text-content/>
      <style:map style:condition="value()&gt;=0" style:apply-style-name="N106P0"/>
    </number:text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10pt" fo:font-style="normal" fo:text-shadow="none" style:text-underline-style="none" fo:font-weight="bold" style:font-size-asian="10pt" style:font-style-asian="normal" style:font-weight-asian="bold" style:font-name-complex="Arimo1" style:font-size-complex="10pt" style:font-style-complex="normal" style:font-weight-complex="bold"/>
    </style:style>
    <style:style style:name="Accent_20_1" style:display-name="Accent 1" style:family="table-cell" style:parent-style-name="Default" style:data-style-name="N800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  <style:style style:name="Accent_20_2" style:display-name="Accent 2" style:family="table-cell" style:parent-style-name="Default" style:data-style-name="N800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  <style:style style:name="Accent_20_3" style:display-name="Accent 3" style:family="table-cell" style:parent-style-name="Default" style:data-style-name="N800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10pt" fo:font-style="normal" fo:text-shadow="none" style:text-underline-style="none" fo:font-weight="bold" style:font-size-asian="10pt" style:font-style-asian="normal" style:font-weight-asian="bold" style:font-name-complex="Arimo1" style:font-size-complex="10pt" style:font-style-complex="normal" style:font-weight-complex="bold"/>
    </style:style>
    <style:style style:name="Bad" style:family="table-cell" style:parent-style-name="Default" style:data-style-name="N800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  <style:style style:name="Error" style:family="table-cell" style:parent-style-name="Default" style:data-style-name="N800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mo1" fo:font-size="10pt" fo:font-style="normal" fo:text-shadow="none" style:text-underline-style="none" fo:font-weight="bold" style:font-size-asian="10pt" style:font-style-asian="normal" style:font-weight-asian="bold" style:font-name-complex="Arimo1" style:font-size-complex="10pt" style:font-style-complex="normal" style:font-weight-complex="bold"/>
    </style:style>
    <style:style style:name="Footnote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Arimo1" fo:font-size="10pt" fo:font-style="italic" fo:text-shadow="none" style:text-underline-style="none" fo:font-weight="normal" style:font-size-asian="10pt" style:font-style-asian="italic" style:font-weight-asian="normal" style:font-name-complex="Arimo1" style:font-size-complex="10pt" style:font-style-complex="italic" style:font-weight-complex="normal"/>
    </style:style>
    <style:style style:name="Good" style:family="table-cell" style:parent-style-name="Default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6600"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18pt" fo:font-style="normal" fo:text-shadow="none" style:text-underline-style="none" fo:font-weight="normal" style:font-size-asian="18pt" style:font-style-asian="normal" style:font-weight-asian="normal" style:font-name-complex="Arimo1" style:font-size-complex="18pt" style:font-style-complex="normal" style:font-weight-complex="normal"/>
    </style:style>
    <style:style style:name="Heading_20_2" style:display-name="Heading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12pt" fo:font-style="normal" fo:text-shadow="none" style:text-underline-style="none" fo:font-weight="normal" style:font-size-asian="12pt" style:font-style-asian="normal" style:font-weight-asian="normal" style:font-name-complex="Arimo1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24pt" fo:font-style="normal" fo:text-shadow="none" style:text-underline-style="none" fo:font-weight="bold" style:font-size-asian="24pt" style:font-style-asian="normal" style:font-weight-asian="bold" style:font-name-complex="Arimo1" style:font-size-complex="24pt" style:font-style-complex="normal" style:font-weight-complex="bold"/>
    </style:style>
    <style:style style:name="Neutral_20_2" style:display-name="Neutral 2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996600"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10" style:display-name="Normal 2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11pt" fo:font-style="normal" fo:text-shadow="none" style:text-underline-style="none" fo:font-weight="normal" style:font-size-asian="11pt" style:font-style-asian="normal" style:font-weight-asian="normal" style:font-name-complex="Arimo1" style:font-size-complex="11pt" style:font-style-complex="normal" style:font-weight-complex="normal"/>
    </style:style>
    <style:style style:name="Note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bottom"/>
      <style:paragraph-properties fo:margin-left="0cm" style:writing-mode="page"/>
      <style:text-properties fo:color="#333333"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  <style:style style:name="Statu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11pt" fo:font-style="normal" fo:text-shadow="none" style:text-underline-style="none" fo:font-weight="normal" style:font-size-asian="11pt" style:font-style-asian="normal" style:font-weight-asian="normal" style:font-name-complex="Arimo1" style:font-size-complex="11pt" style:font-style-complex="normal" style:font-weight-complex="normal"/>
    </style:style>
    <style:style style:name="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mo1" fo:font-size="11pt" fo:font-style="normal" fo:text-shadow="none" style:text-underline-style="none" fo:font-weight="normal" style:font-size-asian="11pt" style:font-style-asian="normal" style:font-weight-asian="normal" style:font-name-complex="Arimo1" style:font-size-complex="11pt" style:font-style-complex="normal" style:font-weight-complex="normal"/>
    </style:style>
    <style:style style:name="Warning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30/08/2019</text:date>, <text:time>04:2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CTIVIDAD_5f_BIENESTAR" style:display-name="PageStyle_ACTIVIDAD_BIENEST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_5f_BIENESTAR_5f_BENEFICIARIOS" style:display-name="PageStyle_ACT_BIENESTAR_BENEFICIARI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T_5f_BIENESTAR_5f_REC_5f_HUMANO" style:display-name="PageStyle_ACT_BIENESTAR_REC_HUMA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4" meta:object-count="30"/>
    <meta:generator>OpenOffice/4.1.6$Unix OpenOffice.org_project/416m1$Build-9790</meta:generator>
  </office:meta>
</office:document-meta>
</file>